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afety Tips App</text:p>
      <text:p text:style-name="Standard"/>
      <text:p text:style-name="Standard">## Project Summary</text:p>
      <text:p text:style-name="Standard"/>
      <text:p text:style-name="Standard">A desktop application providing safety tips with secure user authentication and role-based access control for administrative management.</text:p>
      <text:p text:style-name="Standard"/>
      <text:p text:style-name="Standard">---</text:p>
      <text:p text:style-name="Standard"/>
      <text:p text:style-name="Standard">## Key Features</text:p>
      <text:p text:style-name="Standard"/>
      <text:p text:style-name="Standard">* <text:s text:c="2"/>**User Authentication:** Secure login and signup with password hashing.</text:p>
      <text:p text:style-name="Standard">* <text:s text:c="2"/>**Role-Based Access Control:** Separate access for Users and Administrators.</text:p>
      <text:p text:style-name="Standard">* <text:s text:c="2"/>**Safety Tip Management (Admin):** Add, edit, delete safety tips.</text:p>
      <text:p text:style-name="Standard">* <text:s text:c="2"/>**Safety Tip Browsing &amp; Search (User/Admin):** View and search tips by title.</text:p>
      <text:p text:style-name="Standard">* <text:s text:c="2"/>**User Management (Admin):** View, add, edit, delete users (excluding primary admin).</text:p>
      <text:p text:style-name="Standard">* <text:s text:c="2"/>**Activity Logging (Admin):** Monitor user and admin actions.</text:p>
      <text:p text:style-name="Standard">* <text:s text:c="2"/>**Modern UI:** Built with CustomTkinter, featuring a dark theme.</text:p>
      <text:p text:style-name="Standard">* <text:s text:c="2"/>**Local Data Storage:** Uses SQLite for persistent data.</text:p>
      <text:p text:style-name="Standard">* <text:s text:c="2"/>**Desktop Application:** Packaged as a standalone executable.</text:p>
      <text:p text:style-name="Standard"/>
      <text:p text:style-name="Standard">---</text:p>
      <text:p text:style-name="Standard"/>
      <text:p text:style-name="Standard">## Architecture</text:p>
      <text:p text:style-name="Standard"/>
      <text:p text:style-name="Standard">* <text:s text:c="2"/>**Database Layer (`db.py`):**</text:p>
      <text:p text:style-name="Standard"><text:s text:c="4"/>* <text:s text:c="2"/>Handles all data persistence using SQLite.</text:p>
      <text:p text:style-name="Standard"><text:s text:c="4"/>* <text:s text:c="2"/>Functions for User, Tip, and Activity CRUD operations.</text:p>
      <text:p text:style-name="Standard"><text:s text:c="4"/>* <text:s text:c="2"/>Secure password hashing (SHA256).</text:p>
      <text:p text:style-name="Standard"><text:s text:c="4"/>* <text:s text:c="2"/>Context manager for robust database connections.</text:p>
      <text:p text:style-name="Standard"/>
      <text:p text:style-name="Standard">* <text:s text:c="2"/>**Application Logic Layer (Python Classes):**</text:p>
      <text:p text:style-name="Standard"><text:s text:c="4"/>* <text:s text:c="2"/>Manages application flow and state (user session).</text:p>
      <text:p text:style-name="Standard"><text:s text:c="4"/>* <text:s text:c="2"/>Implements authentication and authorization logic.</text:p>
      <text:p text:style-name="Standard"><text:s text:c="4"/>* <text:s text:c="2"/>Interacts with the Database Layer to fetch and store data.</text:p>
      <text:p text:style-name="Standard"/>
      <text:p text:style-name="Standard">* <text:s text:c="2"/>**Presentation Layer (CustomTkinter UI):**</text:p>
      <text:p text:style-name="Standard"><text:s text:c="4"/>* <text:s text:c="2"/>Provides the graphical user interface.</text:p>
      <text:p text:style-name="Standard"><text:s text:c="4"/>* <text:s text:c="2"/>Handles user input and displays information.</text:p>
      <text:p text:style-name="Standard"><text:s text:c="4"/>* <text:s text:c="2"/>Separate classes for Login, User Dashboard, and Admin Dashboard.</text:p>
      <text:p text:style-name="Standard"/>
      <text:p text:style-name="Standard">---</text:p>
      <text:p text:style-name="Standard"/>
      <text:p text:style-name="Standard">## Database Structure (SQLite)</text:p>
      <text:p text:style-name="Standard"/>
      <text:p text:style-name="Standard">* <text:s text:c="2"/>**`Users` Table:**</text:p>
      <text:p text:style-name="Standard"><text:s text:c="4"/>* <text:s text:c="2"/>`id` (INTEGER PRIMARY KEY)</text:p>
      <text:p text:style-name="Standard"><text:s text:c="4"/>* <text:s text:c="2"/>`username` (TEXT UNIQUE)</text:p>
      <text:p text:style-name="Standard"><text:s text:c="4"/>* <text:s text:c="2"/>`password_hash` (TEXT)</text:p>
      <text:p text:style-name="Standard"><text:s text:c="4"/>* <text:s text:c="2"/>`is_admin` (BOOLEAN)</text:p>
      <text:p text:style-name="Standard"><text:s text:c="4"/>* <text:s text:c="2"/>`created_at` (DATETIME)</text:p>
      <text:p text:style-name="Standard"/>
      <text:p text:style-name="Standard"><text:soft-page-break/>* <text:s text:c="2"/>**`Tips` Table:**</text:p>
      <text:p text:style-name="Standard"><text:s text:c="4"/>* <text:s text:c="2"/>`tip_id` (INTEGER PRIMARY KEY)</text:p>
      <text:p text:style-name="Standard"><text:s text:c="4"/>* <text:s text:c="2"/>`title` (TEXT)</text:p>
      <text:p text:style-name="Standard"><text:s text:c="4"/>* <text:s text:c="2"/>`content` (TEXT)</text:p>
      <text:p text:style-name="Standard"><text:s text:c="4"/>* <text:s text:c="2"/>`created_at` (DATETIME)</text:p>
      <text:p text:style-name="Standard"/>
      <text:p text:style-name="Standard">* <text:s text:c="2"/>**`Activities` Table:**</text:p>
      <text:p text:style-name="Standard"><text:s text:c="4"/>* <text:s text:c="2"/>`activity_id` (INTEGER PRIMARY KEY)</text:p>
      <text:p text:style-name="Standard"><text:s text:c="4"/>* <text:s text:c="2"/>`user_id` (INTEGER, FOREIGN KEY to `Users.id`)</text:p>
      <text:p text:style-name="Standard"><text:s text:c="4"/>* <text:s text:c="2"/>`activity` (TEXT)</text:p>
      <text:p text:style-name="Standard"><text:s text:c="4"/>* <text:s text:c="2"/>`timestamp` (DATETIME)</text:p>
      <text:p text:style-name="Standard"/>
      <text:p text:style-name="Standard">---</text:p>
      <text:p text:style-name="Standard"/>
      <text:p text:style-name="Standard">## User Authentication Flow</text:p>
      <text:p text:style-name="Standard"/>
      <text:p text:style-name="Standard">1. <text:s/>User enters username and password on the login page.</text:p>
      <text:p text:style-name="Standard">2. <text:s/>Application calls `authenticate_user(username, password)` in `db.py`.</text:p>
      <text:p text:style-name="Standard">3. <text:s/>`db.py` retrieves the user by username.</text:p>
      <text:p text:style-name="Standard">4. <text:s/>`db.py` hashes the entered password and compares it to the stored `password_hash`.</text:p>
      <text:p text:style-name="Standard">5. <text:s/>If match found:</text:p>
      <text:p text:style-name="Standard"><text:s text:c="4"/>* <text:s text:c="2"/>`authenticate_user` returns user data (including `is_admin`).</text:p>
      <text:p text:style-name="Standard"><text:s text:c="4"/>* <text:s text:c="2"/>Application sets `self.user` and logs "User logged in".</text:p>
      <text:p text:style-name="Standard"><text:s text:c="4"/>* <text:s text:c="2"/>Navigates to `AdminDashboard` or `UserDashboard`.</text:p>
      <text:p text:style-name="Standard">6. <text:s/>If no match:</text:p>
      <text:p text:style-name="Standard"><text:s text:c="4"/>* <text:s text:c="2"/>`authenticate_user` returns `None`.</text:p>
      <text:p text:style-name="Standard"><text:s text:c="4"/>* <text:s text:c="2"/>Application displays "Invalid username or password!" error.</text:p>
      <text:p text:style-name="Standard"/>
      <text:p text:style-name="Standard">---</text:p>
      <text:p text:style-name="Standard"/>
      <text:p text:style-name="Standard">## Admin Dashboard: Manage Users</text:p>
      <text:p text:style-name="Standard"/>
      <text:p text:style-name="Standard">1. <text:s/>Admin clicks "Manage Users".</text:p>
      <text:p text:style-name="Standard">2. <text:s/>Application calls `view_users()` from `db.py`.</text:p>
      <text:p text:style-name="Standard">3. <text:s/>Displays a list of users.</text:p>
      <text:p text:style-name="Standard">4. <text:s/>**Add User:**</text:p>
      <text:p text:style-name="Standard"><text:s text:c="4"/>* <text:s text:c="2"/>Admin clicks "Add User".</text:p>
      <text:p text:style-name="Standard"><text:s text:c="4"/>* <text:s text:c="2"/>Navigate to "Add New User" page.</text:p>
      <text:p text:style-name="Standard"><text:s text:c="4"/>* <text:s text:c="2"/>Admin enters username, password, confirms password, and selects "Make Admin" (optional).</text:p>
      <text:p text:style-name="Standard"><text:s text:c="4"/>* <text:s text:c="2"/>Admin clicks "Submit".</text:p>
      <text:p text:style-name="Standard"><text:s text:c="4"/>* <text:s text:c="2"/>Application calls `add_user(username, password, is_admin)` from `db.py`.</text:p>
      <text:p text:style-name="Standard"><text:s text:c="4"/>* <text:s text:c="2"/>Logs "Added user: {username}". Navigates back to Manage Users.</text:p>
      <text:p text:style-name="Standard">5. <text:s/>**Edit User:**</text:p>
      <text:p text:style-name="Standard"><text:s text:c="4"/>* <text:s text:c="2"/>Admin clicks "Edit" next to a user.</text:p>
      <text:p text:style-name="Standard"><text:s text:c="4"/>* <text:s text:c="2"/>Navigate to "Edit User" page, pre-filled with current data.</text:p>
      <text:p text:style-name="Standard"><text:s text:c="4"/>* <text:s text:c="2"/>Admin modifies username, enters new password (optional), confirms, and changes admin status (optional).</text:p>
      <text:p text:style-name="Standard"><text:s text:c="4"/>* <text:s text:c="2"/>Admin clicks "Update".</text:p>
      <text:p text:style-name="Standard"><text:s text:c="4"/>* <text:s text:c="2"/>Application calls `update_user(user_id, ...)` from `db.py`.</text:p>
      <text:p text:style-name="Standard"><text:s text:c="4"/>* <text:s text:c="2"/>Logs "Updated user ID: {user\_id} (...)". Navigates back to Manage Users.</text:p>
      <text:p text:style-name="Standard">6. <text:s/>**Delete User:**</text:p>
      <text:p text:style-name="Standard"><text:s text:c="4"/>* <text:s text:c="2"/>Admin clicks "Delete" next to a user.</text:p>
      <text:p text:style-name="Standard"><text:soft-page-break/><text:s text:c="4"/>* <text:s text:c="2"/>Confirmation dialog appears.</text:p>
      <text:p text:style-name="Standard"><text:s text:c="4"/>* <text:s text:c="2"/>If confirmed, calls `remove_user(user_id)` from `db.py`.</text:p>
      <text:p text:style-name="Standard"><text:s text:c="4"/>* <text:s text:c="2"/>Logs "Removed user: {username}". Navigates back to Manage Users.</text:p>
      <text:p text:style-name="Standard"/>
      <text:p text:style-name="Standard">---</text:p>
      <text:p text:style-name="Standard"/>
      <text:p text:style-name="Standard">## Admin Dashboard: Manage Tips</text:p>
      <text:p text:style-name="Standard"/>
      <text:p text:style-name="Standard">1. <text:s/>Admin clicks "Manage Tips".</text:p>
      <text:p text:style-name="Standard">2. <text:s/>Application calls `get_tips()` from `db.py`.</text:p>
      <text:p text:style-name="Standard">3. <text:s/>Displays a list of tips by title.</text:p>
      <text:p text:style-name="Standard">4. <text:s/>**Add Tip:**</text:p>
      <text:p text:style-name="Standard"><text:s text:c="4"/>* <text:s text:c="2"/>Admin clicks "Add New Tip".</text:p>
      <text:p text:style-name="Standard"><text:s text:c="4"/>* <text:s text:c="2"/>Navigate to "Add New Safety Tip" page.</text:p>
      <text:p text:style-name="Standard"><text:s text:c="4"/>* <text:s text:c="2"/>Admin enters Title and Content.</text:p>
      <text:p text:style-name="Standard"><text:s text:c="4"/>* <text:s text:c="2"/>Admin clicks "Submit".</text:p>
      <text:p text:style-name="Standard"><text:s text:c="4"/>* <text:s text:c="2"/>Application calls `add_tip(title, content)` from `db.py`.</text:p>
      <text:p text:style-name="Standard"><text:s text:c="4"/>* <text:s text:c="2"/>Logs "Added safety tip: '{title}'". Navigates back to Manage Tips.</text:p>
      <text:p text:style-name="Standard">5. <text:s/>**Edit Tip:**</text:p>
      <text:p text:style-name="Standard"><text:s text:c="4"/>* <text:s text:c="2"/>Admin clicks "Edit" next to a tip.</text:p>
      <text:p text:style-name="Standard"><text:s text:c="4"/>* <text:s text:c="2"/>Navigate to "Edit Safety Tip" page, pre-filled with current data.</text:p>
      <text:p text:style-name="Standard"><text:s text:c="4"/>* <text:s text:c="2"/>Admin modifies Title and Content.</text:p>
      <text:p text:style-name="Standard"><text:s text:c="4"/>* <text:s text:c="2"/>Admin clicks "Update".</text:p>
      <text:p text:style-name="Standard"><text:s text:c="4"/>* <text:s text:c="2"/>Application calls `db_update_tip(tip_id, title, content)` from `db.py`.</text:p>
      <text:p text:style-name="Standard"><text:s text:c="4"/>* <text:s text:c="2"/>Logs "Updated safety tip ID: {tip\_id} ('{title}')". Navigates back to Manage Tips.</text:p>
      <text:p text:style-name="Standard">6. <text:s/>**Delete Tip:**</text:p>
      <text:p text:style-name="Standard"><text:s text:c="4"/>* <text:s text:c="2"/>Admin clicks "Delete" next to a tip.</text:p>
      <text:p text:style-name="Standard"><text:s text:c="4"/>* <text:s text:c="2"/>Confirmation dialog appears.</text:p>
      <text:p text:style-name="Standard"><text:s text:c="4"/>* <text:s text:c="2"/>If confirmed, calls `db_remove_tip(tip_id)` from `db.py`.</text:p>
      <text:p text:style-name="Standard"><text:s text:c="4"/>* <text:s text:c="2"/>Logs "Deleted safety tip: '{title}' (ID: {tip\_id})". Navigates back to Manage Tips.</text:p>
      <text:p text:style-name="Standard"/>
      <text:p text:style-name="Standard">---</text:p>
      <text:p text:style-name="Standard"/>
      <text:p text:style-name="Standard">## Admin Dashboard: View Activities</text:p>
      <text:p text:style-name="Standard"/>
      <text:p text:style-name="Standard">1. <text:s/>Admin clicks "View Activities".</text:p>
      <text:p text:style-name="Standard">2. <text:s/>Application calls `view_activities()` from `db.py`.</text:p>
      <text:p text:style-name="Standard">3. <text:s/>Displays a chronological list of logged activities, showing timestamp, username, and the activity description.</text:p>
      <text:p text:style-name="Standard"/>
      <text:p text:style-name="Standard">---</text:p>
      <text:p text:style-name="Standard"/>
      <text:p text:style-name="Standard">## User Dashboard: Search Tips</text:p>
      <text:p text:style-name="Standard"/>
      <text:p text:style-name="Standard">1. <text:s/>User logs in or clicks "Search Tips".</text:p>
      <text:p text:style-name="Standard">2. <text:s/>Displays a search bar and initially shows all tips (if accessed from dashboard).</text:p>
      <text:p text:style-name="Standard">3. <text:s/>User enters a query in the search bar and clicks "Search" or presses Enter.</text:p>
      <text:p text:style-name="Standard">4. <text:s/>Application calls `get_tips(search_query=query)` from `db.py`.</text:p>
      <text:p text:style-name="Standard">5. <text:s/>Clears previous results and displays matching tips (title and content).</text:p>
      <text:p text:style-name="Standard"/>
      <text:p text:style-name="Standard">---</text:p>
      <text:p text:style-name="Standard"/>
      <text:p text:style-name="Standard"><text:soft-page-break/>## User Dashboard: Settings</text:p>
      <text:p text:style-name="Standard"/>
      <text:p text:style-name="Standard">1. <text:s/>User clicks "Settings".</text:p>
      <text:p text:style-name="Standard">2. <text:s/>Displays current username and account creation date.</text:p>
      <text:p text:style-name="Standard">3. <text:s/>**Change Password:**</text:p>
      <text:p text:style-name="Standard"><text:s text:c="4"/>* <text:s text:c="2"/>User enters New Password and confirms it.</text:p>
      <text:p text:style-name="Standard"><text:s text:c="4"/>* <text:s text:c="2"/>User clicks "Update Password".</text:p>
      <text:p text:style-name="Standard"><text:s text:c="4"/>* <text:s text:c="2"/>Application validates password confirmation.</text:p>
      <text:p text:style-name="Standard"><text:s text:c="4"/>* <text:s text:c="2"/>Calls `update_user(user_id, new_password=new_password)` from `db.py`.</text:p>
      <text:p text:style-name="Standard"><text:s text:c="4"/>* <text:s text:c="2"/>Logs "User updated password". Displays success message.</text:p>
      <text:p text:style-name="Standard"/>
      <text:p text:style-name="Standard">---</text:p>
      <text:p text:style-name="Standard"/>
      <text:p text:style-name="Standard">## Packaging with PyInstaller</text:p>
      <text:p text:style-name="Standard"/>
      <text:p text:style-name="Standard">* <text:s text:c="2"/>Command used: `pyinstaller --onefile --windowed --add-data "safety.db;." main_app.py`</text:p>
      <text:p text:style-name="Standard">* <text:s text:c="2"/>`--onefile`: Creates a single executable file.</text:p>
      <text:p text:style-name="Standard">* <text:s text:c="2"/>`--windowed`: Prevents a console window from opening.</text:p>
      <text:p text:style-name="Standard">* <text:s text:c="2"/>`--add-data "safety.db;."`: Includes the `safety.db` file in the application bundle, making it accessible at runtime. (Note: The exact path separator `;` might vary based on OS, `:` for Linux/macOS).</text:p>
      <text:p text:style-name="Standard"/>
      <text:p text:style-name="Standard">---</text:p>
      <text:p text:style-name="Standard"/>
      <text:p text:style-name="Standard">## Next Steps / Potential Enhancements</text:p>
      <text:p text:style-name="Standard"/>
      <text:p text:style-name="Standard">* <text:s text:c="2"/>More advanced search options (e.g., by content).</text:p>
      <text:p text:style-name="Standard">* <text:s text:c="2"/>Tip categorization or tagging.</text:p>
      <text:p text:style-name="Standard">* <text:s text:c="2"/>User feedback/rating on tips.</text:p>
      <text:p text:style-name="Standard">* <text:s text:c="2"/>Improved error handling and validation messages.</text:p>
      <text:p text:style-name="Standard">* <text:s text:c="2"/>More detailed activity logging.</text:p>
      <text:p text:style-name="Standard">* <text:s text:c="2"/>GUI enhancements (e.g., better table views for lists).</text:p>
      <text:p text:style-name="Standard">* <text:s text:c="2"/>Option to export/import data.</text:p>
      <text:p text:style-name="Standard"/>
      <text:p text:style-name="Standard">---</text:p>
      <text:p text:style-name="Standard"/>
      <text:p text:style-name="Standard">**Thank You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21:39:57.255212901</meta:creation-date>
    <dc:date>2025-05-04T21:40:46.883650087</dc:date>
    <meta:editing-duration>PT50S</meta:editing-duration>
    <meta:editing-cycles>1</meta:editing-cycles>
    <meta:document-statistic meta:table-count="0" meta:image-count="0" meta:object-count="0" meta:page-count="4" meta:paragraph-count="147" meta:word-count="944" meta:character-count="6765" meta:non-whitespace-character-count="5503"/>
    <meta:generator>LibreOffice/24.2.7.2$Linux_X86_64 LibreOffice_project/420$Build-2</meta:generator>
  </office:meta>
</office:document-meta>
</file>